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6mm"/>
    </style:style>
    <style:style style:name="co2" style:family="table-column">
      <style:table-column-properties fo:break-before="auto" style:column-width="44.2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Lecturer Liverpool planning: ~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28930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2893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torat 12 mois : mobilités de pratiquants de sport de nature en montagne</text:p>
          </table:table-cell>
          <table:table-cell/>
          <table:table-cell office:value-type="string" calcext:value-type="string">
            <text:p>(geotamtam – too late 16/04 le 28/04)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3"/>
          <table:table-cell office:value-type="string" calcext:value-type="string">
            <text:p>(sujet interessant, mais dead: 6 mois, mi avril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DD: LVMT/IGN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5"/>
        </table:table-row>
      </table:table>
      <table:table table:name="Ressources" table:style-name="ta1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3:14:37.544896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6-07T10:07:33.770972939</dc:date>
    <meta:editing-duration>P59DT12H18M12S</meta:editing-duration>
    <meta:editing-cycles>105</meta:editing-cycles>
    <meta:generator>LibreOffice/5.4.6.2$MacOSX_X86_64 LibreOffice_project/4014ce260a04f1026ba855d3b8d91541c224eab8</meta:generator>
    <meta:document-statistic meta:table-count="2" meta:cell-count="203" meta:object-count="0"/>
  </office:meta>
</office:document-meta>
</file>